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fo:font-weight="bold" officeooo:rsid="00202d77" officeooo:paragraph-rsid="00202d77" style:font-weight-asian="bold" style:font-weight-complex="bold"/>
    </style:style>
    <style:style style:name="P3" style:family="paragraph" style:parent-style-name="Standard">
      <style:text-properties fo:font-weight="bold" officeooo:rsid="001407c0" officeooo:paragraph-rsid="001407c0" style:font-weight-asian="bold" style:font-weight-complex="bold"/>
    </style:style>
    <style:style style:name="P4" style:family="paragraph" style:parent-style-name="Standard">
      <style:text-properties fo:font-weight="bold" officeooo:rsid="00202d77" officeooo:paragraph-rsid="00202d77" style:font-weight-asian="bold" style:font-weight-complex="bold"/>
    </style:style>
    <style:style style:name="P5" style:family="paragraph" style:parent-style-name="Standard">
      <style:text-properties fo:font-weight="normal" officeooo:rsid="00202d77" officeooo:paragraph-rsid="00202d77" style:font-weight-asian="normal" style:font-weight-complex="normal"/>
    </style:style>
    <style:style style:name="P6" style:family="paragraph" style:parent-style-name="Standard">
      <style:text-properties fo:font-style="italic" fo:font-weight="normal" officeooo:rsid="00202d77" officeooo:paragraph-rsid="00202d77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officeooo:rsid="00202d77" officeooo:paragraph-rsid="00202d77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f15de"/>
    </style:style>
    <style:style style:name="T5" style:family="text">
      <style:text-properties officeooo:rsid="00202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5">5</text:span>L<text:span text:style-name="T5">2</text:span> German</text:p>
      <text:p text:style-name="P1"/>
      <text:p text:style-name="P1"/>
      <text:p text:style-name="P2">Adjective Vocabulary</text:p>
      <text:p text:style-name="P2"/>
      <text:p text:style-name="P2"><text:tab/>alt<text:tab/><text:tab/><text:tab/><text:tab/><text:span text:style-name="T1">old</text:span></text:p>
      <text:p text:style-name="P2"><text:tab/>amerikanisch<text:tab/><text:tab/><text:tab/><text:span text:style-name="T1">American</text:span></text:p>
      <text:p text:style-name="P2"><text:tab/>blond<text:tab/><text:tab/><text:tab/><text:tab/><text:span text:style-name="T1">blond(e)</text:span></text:p>
      <text:p text:style-name="P2"><text:tab/>braunhaarig<text:tab/><text:tab/><text:tab/><text:span text:style-name="T1">brunette</text:span></text:p>
      <text:p text:style-name="P2"><text:tab/>deutsch<text:tab/><text:tab/><text:tab/><text:span text:style-name="T1">German</text:span></text:p>
      <text:p text:style-name="P2"><text:tab/>farbig<text:tab/><text:tab/><text:tab/><text:tab/><text:span text:style-name="T1">colorful</text:span></text:p>
      <text:p text:style-name="P2"><text:tab/>gro[ss]<text:tab/><text:tab/><text:tab/><text:tab/><text:span text:style-name="T1">tall, large</text:span></text:p>
      <text:p text:style-name="P2"><text:tab/>jung<text:tab/><text:tab/><text:tab/><text:tab/><text:span text:style-name="T1">young</text:span></text:p>
      <text:p text:style-name="P2"><text:tab/>klein<text:tab/><text:tab/><text:tab/><text:tab/><text:span text:style-name="T1">short, small</text:span></text:p>
      <text:p text:style-name="P2"><text:tab/>riesengro[ss]<text:tab/><text:tab/><text:tab/><text:span text:style-name="T1">gigantic</text:span></text:p>
      <text:p text:style-name="P2"><text:tab/>rothaarig<text:tab/><text:tab/><text:tab/><text:span text:style-name="T1">red-headed</text:span></text:p>
      <text:p text:style-name="P2"><text:tab/>schlank<text:tab/><text:tab/><text:tab/><text:span text:style-name="T1">thin</text:span></text:p>
      <text:p text:style-name="P2"><text:tab/>sch[o]n<text:tab/><text:tab/><text:tab/><text:span text:style-name="T1">pretty, beautiful</text:span></text:p>
      <text:p text:style-name="P2"><text:tab/>schwach<text:tab/><text:tab/><text:tab/><text:span text:style-name="T1">weak</text:span></text:p>
      <text:p text:style-name="P2"><text:tab/>stark<text:tab/><text:tab/><text:tab/><text:tab/><text:span text:style-name="T1">strong</text:span></text:p>
      <text:p text:style-name="P2"><text:tab/>weit<text:tab/><text:tab/><text:tab/><text:tab/><text:span text:style-name="T1">wide, far</text:span></text:p>
      <text:p text:style-name="P5"/>
      <text:p text:style-name="P2"><text:span text:style-name="T1"><text:tab/></text:span><text:span text:style-name="T2">Using the correct form of Sein (to be) is very important when describing people or things.</text:span></text:p>
      <text:p text:style-name="P6"/>
      <text:p text:style-name="P2"><text:span text:style-name="T2"><text:tab/></text:span><text:span text:style-name="T3">Ich<text:tab/><text:tab/></text:span><text:span text:style-name="T2">bin</text:span></text:p>
      <text:p text:style-name="P2"><text:span text:style-name="T3"><text:tab/>du<text:tab/><text:tab/></text:span><text:span text:style-name="T2">bist</text:span></text:p>
      <text:p text:style-name="P2"><text:span text:style-name="T3"><text:tab/>er, sie, es<text:tab/></text:span><text:span text:style-name="T2">ist</text:span></text:p>
      <text:p text:style-name="P2"><text:span text:style-name="T2"><text:tab/></text:span><text:span text:style-name="T3">wir<text:tab/><text:tab/></text:span><text:span text:style-name="T2">sind</text:span></text:p>
      <text:p text:style-name="P2"><text:span text:style-name="T3"><text:tab/>ihr<text:tab/><text:tab/></text:span><text:span text:style-name="T2">seid</text:span></text:p>
      <text:p text:style-name="P2"><text:span text:style-name="T3"><text:tab/>sie (pl)<text:tab/><text:tab/></text:span><text:span text:style-name="T2">sind</text:span></text:p>
      <text:p text:style-name="P7"><text:tab/>Sie<text:tab/><text:tab/>…</text:p>
      <text:p text:style-name="P7"/>
      <text:p text:style-name="P7"><text:tab/>Du bist schlank.<text:tab/>You are skinny.</text:p>
      <text:p text:style-name="P7"><text:tab/>Sie sind jung.<text:tab/><text:tab/>You (formal) are young.</text:p>
      <text:p text:style-name="P2"/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0T13:12:01.740903862</dc:date>
    <meta:editing-duration>PT47M53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29" meta:word-count="87" meta:character-count="584" meta:non-whitespace-character-count="453"/>
  </office:meta>
</office:document-meta>
</file>